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200%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200%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line-height="200%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200%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200%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paragraph-properties fo:line-height="200%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is of Project 3</text:p>
      <text:p text:style-name="P3"/>
      <text:p text:style-name="P1">Bret Black</text:p>
      <text:p text:style-name="Standard"/>
      <text:p text:style-name="Standard"/>
      <text:p text:style-name="Standard"/>
      <text:p text:style-name="P2">Introduction</text:p>
      <text:p text:style-name="P4">This assignment required students to build a warehouse distribution program. <text:s/>This program was centered around a graph that had towns, stores, and warehouses for nodes and roads for edges. <text:s/>A constant number of trucks with constant mileage and constant storage space were assigned to the warehouses. <text:s/>The program was to determine a delivery schedule that could effectively supply all the stores with the resources they need.</text:p>
      <text:p text:style-name="P4"/>
      <text:p text:style-name="P2">Process</text:p>
      <text:p text:style-name="P4">My design required eight classes, four inner-classes, and eight associated JUnit classes. <text:s/>The purpose of each will be briefly described below.</text:p>
      <text:p text:style-name="P4"/>
      <text:p text:style-name="P5">Controller:<text:span text:style-name="T1"> This class was used to read the text files and build the graph. <text:s/>This class also contained the Main method and responded to the user's arguments. <text:s/>Import information was passed to the RouteFinder class after the graph was created.</text:span></text:p>
      <text:p text:style-name="P6"/>
      <text:p text:style-name="P7"><text:span text:style-name="T4">LineQueueList:</text:span><text:span text:style-name="T2"> This class was used several times in the project for queues. <text:s/>It was a slightly modified version of the queue used in previous labs and projects.</text:span></text:p>
      <text:p text:style-name="P6"/>
      <text:p text:style-name="P5">Location:<text:span text:style-name="T1"> This class was used to represent stores and warehouses. <text:s/>By default, Locations were labeled TOWN. <text:s/>Specification occurred in the constructor, which converted strings into enums. <text:s/>The class also held a reference to a SupplyList instance, which was useful for stores that had needs.</text:span></text:p>
      <text:p text:style-name="P6"><text:soft-page-break/></text:p>
      <text:p text:style-name="P5">Resource:<text:span text:style-name="T1"> This simple class represents a resource. <text:s/>It holds a name, space-cost, and a method used to compare it alphabetically with another resource.</text:span></text:p>
      <text:p text:style-name="P6"/>
      <text:p text:style-name="P5">RouteFinder<text:span text:style-name="T1">: This class is a set of methods used to find a route. <text:s/>These methods could have been left in the Controller class but they were separated to simplify unit testing and to keep the program organized. <text:s text:c="3"/>This class creates a linked list of warehouses. <text:s/>The front of this list represents the warehouse to start from. <text:s/>The algorithm then finds routes for each truck. <text:s/>The program cycles through the starting warehouse until either a working route is found or every warehouse has been tried. <text:s/>Then either a schedule is printed or a fail message is sent to the console.</text:span></text:p>
      <text:p text:style-name="P6"/>
      <text:p text:style-name="P5">SupplyList: <text:span text:style-name="T1">This class stores Resources in an underlying HashMap. <text:s/>It contains methods to get the total space occupied by the resources in the list, a method to combine two lists, and methods to interact with resources. <text:s/>It also holds a SupplyNode inner-class which holds a resource reference, a maximum number of that resource allowed in the list, and the current number of resources held by the list.</text:span></text:p>
      <text:p text:style-name="P6"/>
      <text:p text:style-name="P4"><text:span text:style-name="T3">Truck</text:span><text:span text:style-name="T1">: This class holds many fields related to a truck as well as a reference to a supply list and a list of locations that the truck has visited. <text:s/>Most methods in this class are setters and getters.</text:span></text:p>
      <text:p text:style-name="P6"/>
      <text:p text:style-name="P5">UnDirectedGraph<text:span text:style-name="T1">: This class is an expanded version of the graph created in the last lab. <text:s/>It contains three inner-classes representing nodes, edges, and paths. <text:s/>This class holds the methods to find the shortest path between nodes.</text:span></text:p>
      <text:p text:style-name="P6"/>
      <text:p text:style-name="P6">In this program, the first methods called were in the Controller class. <text:s/>The program began by reading in the text files and turning them into a graph. <text:s/>The nodes on these graphs represented locations and their <text:soft-page-break/>keys represented the node names that were given in the text files. <text:s/>The program then proceeded to try possible routes using the RouteFinder class. <text:s/>If a working route was found, the route was printed into a schedule.txt file. <text:s/>Otherwise, an apology was printed to the console.</text:p>
      <text:p text:style-name="P6"/>
      <text:p text:style-name="P5">Algorithm:<text:span text:style-name="T1"> This program's algorithm was centered around the trucks. <text:s/>For each truck, the nearest store was found. <text:s/>If visiting this store (and returning back to the starting warehouse) would not exceed the truck's millage or storage capacity, the store was added to the truck's delivery route. <text:s/>The store was then removed from the list of stores who needed a delivery. <text:s/>The same method was then called using the previous store as a starting point. <text:s/>This was repeated until the closest store would cause the truck to exceed one of its constraints. </text:span></text:p>
      <text:p text:style-name="P5"><text:span text:style-name="T1"/></text:p>
      <text:p text:style-name="P5"><text:span text:style-name="T1">This procedure was followed for every truck in every warehouse. <text:s/>If there were still stores left over after every truck was used, the algorithm was run again using a different warehouse as a starting point. <text:s/>This continued until either a working route was found or every warehouse had been tried.</text:span></text:p>
      <text:p text:style-name="P6"/>
      <text:p text:style-name="P5">Assumptions: <text:span text:style-name="T1">For this program, several assumptions were made. <text:s/>These include</text:span></text:p>
      <text:list xml:id="list1795943418" text:style-name="L2">
        <text:list-item>
          <text:p text:style-name="P12"><text:span text:style-name="T1">It was assumed that all roads were bi-directional and would have the same cost in gas.</text:span></text:p>
        </text:list-item>
        <text:list-item>
          <text:p text:style-name="P12"><text:span text:style-name="T1">It was assumed that all trucks had the same gas and storage capacity.</text:span></text:p>
        </text:list-item>
        <text:list-item>
          <text:p text:style-name="P12"><text:span text:style-name="T1">It was assumed that all warehouses had unlimited supplies.</text:span></text:p>
        </text:list-item>
        <text:list-item>
          <text:p text:style-name="P12"><text:span text:style-name="T1">It was assumed that traffic was consistent on the roads.</text:span></text:p>
        </text:list-item>
      </text:list>
      <text:p text:style-name="P2">Data Analysis</text:p>
      <text:p text:style-name="P5">All data can be found in the included file “blackb_project3_data.ods”.</text:p>
      <text:p text:style-name="P6">The data program was tested on nine graphs of three different sizes. <text:s/>For each trial, the time taken to create a delivery route was recorded. <text:s/>In every tested case, a delivery route was created. <text:s/>The data was <text:soft-page-break/>analyzed using two log-log graphs. <text:s/>In both of these graphs, the Y axis represented time required to complete the route and the X axis represented either the vertex count or the edge count. <text:s/>Both graphs trended upwards along a curve, suggesting an O(n!) complexity. <text:s/>This matches expectations.</text:p>
      <text:p text:style-name="P6"/>
      <text:p text:style-name="P2">Conclusion</text:p>
      <text:p text:style-name="P4">Nine versions of three unique graphs were used in testing this program. <text:s/>While this is enough data to suggest that the program works, it is insufficient in providing confidence that the program would work in all situations. <text:s/>I was surprised to receive a working delivery route in every tested case. <text:s/>However, examination of the delivery schedules suggested that the routes were correct.</text:p>
      <text:p text:style-name="P4"/>
      <text:p text:style-name="P4">The routes created by this program are by no means optimal. <text:s/>The greedy algorithm used did not take into account the distance between the node closest to the current store and the original warehouse. <text:s/>In some cases, another store that may not be closest to the current store may yield a shorter return journey and thus allow more deliveries for less gas. <text:s/>This program also returned the first delivery schedule that worked – not the one that worked best. <text:s/>I believe this program is sufficient for challenges posed by this project, but it would require intense modifications to be used for more serious work. <text:s/>An optimizer would require that every possible case be considered. <text:s/>This program already appeared to have a complexity of O(n!). <text:s/>A further developed version would likely have a much larger constant.</text:p>
      <text:p text:style-name="P4"/>
      <text:p text:style-name="P2">Appendix: List of People Whom I Discussed The Project With</text:p>
      <text:list xml:id="list3694017721" text:style-name="L1">
        <text:list-item>
          <text:p text:style-name="P9">Emilie Grybos</text:p>
        </text:list-item>
        <text:list-item>
          <text:p text:style-name="P9">Renan Dincer</text:p>
        </text:list-item>
        <text:list-item>
          <text:p text:style-name="P9">Ivan Evtimo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Black</meta:initial-creator>
    <meta:creation-date>2014-03-08T20:27:31</meta:creation-date>
    <meta:generator>LibreOffice/3.4$Unix LibreOffice_project/340m1$Build-502</meta:generator>
    <dc:date>2014-05-10T20:17:22</dc:date>
    <dc:creator>Bret Black</dc:creator>
    <meta:editing-duration>PT10H23M5S</meta:editing-duration>
    <meta:editing-cycles>82</meta:editing-cycles>
    <meta:document-statistic meta:table-count="0" meta:image-count="0" meta:object-count="0" meta:page-count="4" meta:paragraph-count="32" meta:word-count="1067" meta:character-count="6429" meta:non-whitespace-character-count="5347"/>
  </office:meta>
</office:document-meta>
</file>